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on-campus-student-housi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on-campus-student-housi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1">
            <text:p>90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3">
            <text:p>7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8">
            <text:p>1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90">
            <text:p>4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8">
            <text:p>10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2">
            <text:p>9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1">
            <text:p>5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953">
            <text:p>9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65">
            <text:p>10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0">
            <text:p>48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3">
            <text:p>1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3">
            <text:p>36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091">
            <text:p>70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70">
            <text:p>93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97">
            <text:p>97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76">
            <text:p>5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57">
            <text:p>1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68">
            <text:p>5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629">
            <text:p>1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7">
            <text:p>2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52">
            <text:p>40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3">
            <text:p>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67">
            <text:p>20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170">
            <text:p>5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8">
            <text:p>4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58">
            <text:p>5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05">
            <text:p>1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85">
            <text:p>85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90">
            <text:p>589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78">
            <text:p>1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7">
            <text:p>5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04">
            <text:p>14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3">
            <text:p>21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on-campus-student-housi" style:display-name="PageStyle_arrests-on-campus-student-housi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